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position="0% 100%" fo:font-style="italic" officeooo:rsid="0008b33c" officeooo:paragraph-rsid="00114216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style:text-position="0% 100%" fo:font-style="italic" fo:font-weight="bold" officeooo:rsid="002e515e" officeooo:paragraph-rsid="002e515e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position="0% 100%" fo:font-style="italic" fo:font-weight="bold" officeooo:rsid="003d88ed" officeooo:paragraph-rsid="003d88ed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text-position="0% 100%" fo:language="sk" fo:country="SK" fo:font-style="normal" officeooo:rsid="000aaa83" officeooo:paragraph-rsid="000a4af8" style:font-style-asian="normal" style:font-style-complex="normal"/>
    </style:style>
    <style:style style:name="P5" style:family="paragraph" style:parent-style-name="Standard">
      <style:text-properties style:text-position="0% 100%" fo:language="sk" fo:country="SK" fo:font-style="normal" officeooo:rsid="0005c9f9" officeooo:paragraph-rsid="00114216" style:font-style-asian="normal" style:font-style-complex="normal"/>
    </style:style>
    <style:style style:name="P6" style:family="paragraph" style:parent-style-name="Standard">
      <style:text-properties style:text-position="0% 100%" fo:language="sk" fo:country="SK" fo:font-style="normal" officeooo:rsid="000c5e49" officeooo:paragraph-rsid="00114216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fo:language="sk" fo:country="SK" fo:font-style="normal" officeooo:rsid="0020f39c" officeooo:paragraph-rsid="001d19a0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text-position="0% 100%" fo:language="sk" fo:country="SK" fo:font-style="normal" style:text-underline-style="none" fo:font-weight="normal" officeooo:rsid="0010770e" officeooo:paragraph-rsid="003b050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sk" fo:country="SK" fo:font-weight="bold" officeooo:rsid="0005c9f9" officeooo:paragraph-rsid="000aaa8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4723b4" officeooo:paragraph-rsid="004723b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401751"/>
    </style:style>
    <style:style style:name="P12" style:family="paragraph" style:parent-style-name="Standard">
      <style:paragraph-properties fo:text-align="center" style:justify-single-word="false"/>
      <style:text-properties fo:font-size="14pt" fo:language="sk" fo:country="SK" fo:font-weight="bold" officeooo:rsid="0005c9f9" officeooo:paragraph-rsid="0005c9f9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06c4d4"/>
    </style:style>
    <style:style style:name="P14" style:family="paragraph" style:parent-style-name="Standard" style:list-style-name="L2">
      <style:paragraph-properties fo:text-align="justify" style:justify-single-word="false"/>
      <style:text-properties officeooo:paragraph-rsid="0035e3a1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6c4d4" officeooo:paragraph-rsid="0006c4d4"/>
    </style:style>
    <style:style style:name="P16" style:family="paragraph" style:parent-style-name="Standard" style:list-style-name="L1">
      <style:text-properties fo:font-style="italic" officeooo:rsid="0006c4d4" officeooo:paragraph-rsid="0006c4d4" style:font-style-asian="italic" style:font-style-complex="italic"/>
    </style:style>
    <style:style style:name="P17" style:family="paragraph" style:parent-style-name="Standard" style:list-style-name="L1">
      <style:paragraph-properties fo:text-align="justify" style:justify-single-word="false"/>
      <style:text-properties style:text-position="0% 100%" fo:font-style="italic" officeooo:rsid="0008b33c" officeooo:paragraph-rsid="0008b33c" style:font-style-asian="italic" style:font-style-complex="italic"/>
    </style:style>
    <style:style style:name="P18" style:family="paragraph" style:parent-style-name="Standard" style:list-style-name="L1">
      <style:paragraph-properties fo:text-align="justify" style:justify-single-word="false"/>
      <style:text-properties style:text-position="0% 100%" fo:font-style="italic" officeooo:rsid="0008b33c" officeooo:paragraph-rsid="003214aa" style:font-style-asian="italic" style:font-style-complex="italic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fo:font-style="italic" officeooo:rsid="0008b33c" officeooo:paragraph-rsid="0008b33c" style:font-style-asian="italic" style:font-style-complex="italic"/>
    </style:style>
    <style:style style:name="P20" style:family="paragraph" style:parent-style-name="Standard" style:list-style-name="L2">
      <style:paragraph-properties fo:text-align="justify" style:justify-single-word="false"/>
      <style:text-properties style:text-position="0% 100%" fo:font-style="italic" officeooo:rsid="000c5e49" officeooo:paragraph-rsid="003ea8b9" style:font-style-asian="italic" style:font-style-complex="italic"/>
    </style:style>
    <style:style style:name="P21" style:family="paragraph" style:parent-style-name="Standard" style:list-style-name="L2">
      <style:paragraph-properties fo:text-align="justify" style:justify-single-word="false"/>
      <style:text-properties style:text-position="0% 100%" fo:font-style="italic" officeooo:rsid="00109164" officeooo:paragraph-rsid="00170915" style:font-style-asian="italic" style:font-style-complex="italic"/>
    </style:style>
    <style:style style:name="P22" style:family="paragraph" style:parent-style-name="Standard" style:list-style-name="L2">
      <style:paragraph-properties fo:text-align="justify" style:justify-single-word="false"/>
      <style:text-properties style:text-position="0% 100%" fo:font-style="italic" officeooo:rsid="00109164" officeooo:paragraph-rsid="003d8b91" style:font-style-asian="italic" style:font-style-complex="italic"/>
    </style:style>
    <style:style style:name="P23" style:family="paragraph" style:parent-style-name="Standard" style:list-style-name="L2">
      <style:paragraph-properties fo:text-align="justify" style:justify-single-word="false"/>
      <style:text-properties style:text-position="0% 100%" fo:font-style="italic" officeooo:rsid="001d19a0" officeooo:paragraph-rsid="001d19a0" style:font-style-asian="italic" style:font-style-complex="italic"/>
    </style:style>
    <style:style style:name="P24" style:family="paragraph" style:parent-style-name="Standard" style:list-style-name="L3">
      <style:paragraph-properties fo:text-align="justify" style:justify-single-word="false"/>
      <style:text-properties style:text-position="0% 100%" fo:font-style="italic" fo:font-weight="normal" officeooo:rsid="002e515e" officeooo:paragraph-rsid="002e515e" style:font-style-asian="italic" style:font-weight-asian="normal" style:font-style-complex="italic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style:text-position="0% 100%" fo:font-style="italic" fo:font-weight="normal" officeooo:rsid="002fe978" officeooo:paragraph-rsid="002fe978" style:font-style-asian="italic" style:font-weight-asian="normal" style:font-style-complex="italic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style:text-position="0% 100%" fo:font-style="italic" fo:font-weight="normal" officeooo:rsid="00380826" officeooo:paragraph-rsid="003b0508" style:font-style-asian="italic" style:font-weight-asian="normal" style:font-style-complex="italic" style:font-weight-complex="normal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style="italic" officeooo:rsid="0006c4d4" style:font-style-asian="italic" style:font-style-complex="italic"/>
    </style:style>
    <style:style style:name="T3" style:family="text">
      <style:text-properties fo:language="sk" fo:country="SK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language="sk" fo:country="SK" fo:font-style="italic" style:text-underline-style="solid" style:text-underline-width="auto" style:text-underline-color="font-color" officeooo:rsid="000e4bb3" style:font-style-asian="italic" style:font-style-complex="italic"/>
    </style:style>
    <style:style style:name="T5" style:family="text">
      <style:text-properties fo:language="sk" fo:country="SK" fo:font-style="italic" style:text-underline-style="solid" style:text-underline-width="auto" style:text-underline-color="font-color" officeooo:rsid="002c0b01" style:font-style-asian="italic" style:font-style-complex="italic"/>
    </style:style>
    <style:style style:name="T6" style:family="text">
      <style:text-properties fo:language="sk" fo:country="SK" fo:font-style="italic" style:text-underline-style="none" officeooo:rsid="00114216" style:font-style-asian="italic" style:font-style-complex="italic"/>
    </style:style>
    <style:style style:name="T7" style:family="text">
      <style:text-properties fo:language="sk" fo:country="SK" fo:font-style="italic" style:text-underline-style="none" officeooo:rsid="000e4bb3" style:font-style-asian="italic" style:font-style-complex="italic"/>
    </style:style>
    <style:style style:name="T8" style:family="text">
      <style:text-properties fo:language="sk" fo:country="SK" fo:font-style="italic" style:text-underline-style="none" officeooo:rsid="00132494" style:font-style-asian="italic" style:font-style-complex="italic"/>
    </style:style>
    <style:style style:name="T9" style:family="text">
      <style:text-properties fo:language="sk" fo:country="SK" fo:font-style="normal" style:font-style-asian="normal" style:font-style-complex="normal"/>
    </style:style>
    <style:style style:name="T10" style:family="text">
      <style:text-properties fo:language="sk" fo:country="SK" fo:font-style="normal" officeooo:rsid="0005c9f9" style:font-style-asian="normal" style:font-style-complex="normal"/>
    </style:style>
    <style:style style:name="T11" style:family="text">
      <style:text-properties fo:language="sk" fo:country="SK" fo:font-style="normal" officeooo:rsid="0006b0d6" style:font-style-asian="normal" style:font-style-complex="normal"/>
    </style:style>
    <style:style style:name="T12" style:family="text">
      <style:text-properties fo:language="sk" fo:country="SK" fo:font-style="normal" officeooo:rsid="0006c4d4" style:font-style-asian="normal" style:font-style-complex="normal"/>
    </style:style>
    <style:style style:name="T13" style:family="text">
      <style:text-properties fo:language="sk" fo:country="SK" fo:font-style="normal" officeooo:rsid="0008b33c" style:font-style-asian="normal" style:font-style-complex="normal"/>
    </style:style>
    <style:style style:name="T14" style:family="text">
      <style:text-properties fo:language="sk" fo:country="SK" fo:font-style="normal" officeooo:rsid="000a4af8" style:font-style-asian="normal" style:font-style-complex="normal"/>
    </style:style>
    <style:style style:name="T15" style:family="text">
      <style:text-properties fo:language="sk" fo:country="SK" fo:font-style="normal" officeooo:rsid="000aaa83" style:font-style-asian="normal" style:font-style-complex="normal"/>
    </style:style>
    <style:style style:name="T16" style:family="text">
      <style:text-properties fo:language="sk" fo:country="SK" fo:font-style="normal" officeooo:rsid="000e4bb3" style:font-style-asian="normal" style:font-style-complex="normal"/>
    </style:style>
    <style:style style:name="T17" style:family="text">
      <style:text-properties fo:language="sk" fo:country="SK" fo:font-style="normal" officeooo:rsid="000ee2c0" style:font-style-asian="normal" style:font-style-complex="normal"/>
    </style:style>
    <style:style style:name="T18" style:family="text">
      <style:text-properties fo:language="sk" fo:country="SK" fo:font-style="normal" officeooo:rsid="0010770e" style:font-style-asian="normal" style:font-style-complex="normal"/>
    </style:style>
    <style:style style:name="T19" style:family="text">
      <style:text-properties fo:language="sk" fo:country="SK" fo:font-style="normal" officeooo:rsid="00114216" style:font-style-asian="normal" style:font-style-complex="normal"/>
    </style:style>
    <style:style style:name="T20" style:family="text">
      <style:text-properties fo:language="sk" fo:country="SK" fo:font-style="normal" officeooo:rsid="00132494" style:font-style-asian="normal" style:font-style-complex="normal"/>
    </style:style>
    <style:style style:name="T21" style:family="text">
      <style:text-properties fo:language="sk" fo:country="SK" fo:font-style="normal" officeooo:rsid="001499a2" style:font-style-asian="normal" style:font-style-complex="normal"/>
    </style:style>
    <style:style style:name="T22" style:family="text">
      <style:text-properties fo:language="sk" fo:country="SK" fo:font-style="normal" officeooo:rsid="001521f8" style:font-style-asian="normal" style:font-style-complex="normal"/>
    </style:style>
    <style:style style:name="T23" style:family="text">
      <style:text-properties fo:language="sk" fo:country="SK" fo:font-style="normal" officeooo:rsid="001549f1" style:font-style-asian="normal" style:font-style-complex="normal"/>
    </style:style>
    <style:style style:name="T24" style:family="text">
      <style:text-properties fo:language="sk" fo:country="SK" fo:font-style="normal" officeooo:rsid="00170915" style:font-style-asian="normal" style:font-style-complex="normal"/>
    </style:style>
    <style:style style:name="T25" style:family="text">
      <style:text-properties fo:language="sk" fo:country="SK" fo:font-style="normal" officeooo:rsid="001900a5" style:font-style-asian="normal" style:font-style-complex="normal"/>
    </style:style>
    <style:style style:name="T26" style:family="text">
      <style:text-properties fo:language="sk" fo:country="SK" fo:font-style="normal" officeooo:rsid="001ad8dc" style:font-style-asian="normal" style:font-style-complex="normal"/>
    </style:style>
    <style:style style:name="T27" style:family="text">
      <style:text-properties fo:language="sk" fo:country="SK" fo:font-style="normal" officeooo:rsid="001b5512" style:font-style-asian="normal" style:font-style-complex="normal"/>
    </style:style>
    <style:style style:name="T28" style:family="text">
      <style:text-properties fo:language="sk" fo:country="SK" fo:font-style="normal" officeooo:rsid="001e0602" style:font-style-asian="normal" style:font-style-complex="normal"/>
    </style:style>
    <style:style style:name="T29" style:family="text">
      <style:text-properties fo:language="sk" fo:country="SK" fo:font-style="normal" officeooo:rsid="001f6aaf" style:font-style-asian="normal" style:font-style-complex="normal"/>
    </style:style>
    <style:style style:name="T30" style:family="text">
      <style:text-properties fo:language="sk" fo:country="SK" fo:font-style="normal" officeooo:rsid="0020f39c" style:font-style-asian="normal" style:font-style-complex="normal"/>
    </style:style>
    <style:style style:name="T31" style:family="text">
      <style:text-properties fo:language="sk" fo:country="SK" fo:font-style="normal" officeooo:rsid="0021d059" style:font-style-asian="normal" style:font-style-complex="normal"/>
    </style:style>
    <style:style style:name="T32" style:family="text">
      <style:text-properties fo:language="sk" fo:country="SK" fo:font-style="normal" officeooo:rsid="0023348e" style:font-style-asian="normal" style:font-style-complex="normal"/>
    </style:style>
    <style:style style:name="T33" style:family="text">
      <style:text-properties fo:language="sk" fo:country="SK" fo:font-style="normal" officeooo:rsid="0026716a" style:font-style-asian="normal" style:font-style-complex="normal"/>
    </style:style>
    <style:style style:name="T34" style:family="text">
      <style:text-properties fo:language="sk" fo:country="SK" fo:font-style="normal" officeooo:rsid="00289f0a" style:font-style-asian="normal" style:font-style-complex="normal"/>
    </style:style>
    <style:style style:name="T35" style:family="text">
      <style:text-properties fo:language="sk" fo:country="SK" fo:font-style="normal" officeooo:rsid="0029ce11" style:font-style-asian="normal" style:font-style-complex="normal"/>
    </style:style>
    <style:style style:name="T36" style:family="text">
      <style:text-properties fo:language="sk" fo:country="SK" fo:font-style="normal" officeooo:rsid="002c0b01" style:font-style-asian="normal" style:font-style-complex="normal"/>
    </style:style>
    <style:style style:name="T37" style:family="text">
      <style:text-properties fo:language="sk" fo:country="SK" fo:font-style="normal" officeooo:rsid="002cac7c" style:font-style-asian="normal" style:font-style-complex="normal"/>
    </style:style>
    <style:style style:name="T38" style:family="text">
      <style:text-properties fo:language="sk" fo:country="SK" fo:font-style="normal" officeooo:rsid="002fe978" style:font-style-asian="normal" style:font-style-complex="normal"/>
    </style:style>
    <style:style style:name="T39" style:family="text">
      <style:text-properties fo:language="sk" fo:country="SK" fo:font-style="normal" officeooo:rsid="003214aa" style:font-style-asian="normal" style:font-style-complex="normal"/>
    </style:style>
    <style:style style:name="T40" style:family="text">
      <style:text-properties fo:language="sk" fo:country="SK" fo:font-style="normal" officeooo:rsid="0035e3a1" style:font-style-asian="normal" style:font-style-complex="normal"/>
    </style:style>
    <style:style style:name="T41" style:family="text">
      <style:text-properties fo:language="sk" fo:country="SK" fo:font-style="normal" officeooo:rsid="0041bc44" style:font-style-asian="normal" style:font-style-complex="normal"/>
    </style:style>
    <style:style style:name="T42" style:family="text">
      <style:text-properties fo:language="sk" fo:country="SK" fo:font-style="normal" officeooo:rsid="004267c0" style:font-style-asian="normal" style:font-style-complex="normal"/>
    </style:style>
    <style:style style:name="T43" style:family="text">
      <style:text-properties fo:language="sk" fo:country="SK" fo:font-style="normal" officeooo:rsid="00441b28" style:font-style-asian="normal" style:font-style-complex="normal"/>
    </style:style>
    <style:style style:name="T44" style:family="text">
      <style:text-properties fo:language="sk" fo:country="SK" fo:font-style="normal" officeooo:rsid="00454ffc" style:font-style-asian="normal" style:font-style-complex="normal"/>
    </style:style>
    <style:style style:name="T45" style:family="text">
      <style:text-properties fo:language="sk" fo:country="SK" fo:font-style="normal" officeooo:rsid="00474e14" style:font-style-asian="normal" style:font-style-complex="normal"/>
    </style:style>
    <style:style style:name="T46" style:family="text">
      <style:text-properties fo:language="sk" fo:country="SK" fo:font-style="normal" officeooo:rsid="0049d0d2" style:font-style-asian="normal" style:font-style-complex="normal"/>
    </style:style>
    <style:style style:name="T47" style:family="text">
      <style:text-properties fo:language="sk" fo:country="SK" fo:font-style="normal" fo:font-weight="normal" officeooo:rsid="0005c9f9" style:font-style-asian="normal" style:font-weight-asian="normal" style:font-style-complex="normal" style:font-weight-complex="normal"/>
    </style:style>
    <style:style style:name="T48" style:family="text">
      <style:text-properties fo:language="sk" fo:country="SK" fo:font-style="normal" style:text-underline-style="none" style:font-style-asian="normal" style:font-style-complex="normal"/>
    </style:style>
    <style:style style:name="T49" style:family="text">
      <style:text-properties fo:language="sk" fo:country="SK" fo:font-style="normal" style:text-underline-style="none" officeooo:rsid="001f6aaf" style:font-style-asian="normal" style:font-style-complex="normal"/>
    </style:style>
    <style:style style:name="T50" style:family="text">
      <style:text-properties fo:language="sk" fo:country="SK" fo:font-style="normal" style:text-underline-style="none" officeooo:rsid="000e4bb3" style:font-style-asian="normal" style:font-style-complex="normal"/>
    </style:style>
    <style:style style:name="T51" style:family="text">
      <style:text-properties fo:language="sk" fo:country="SK" fo:font-style="normal" style:text-underline-style="none" officeooo:rsid="0021d059" style:font-style-asian="normal" style:font-style-complex="normal"/>
    </style:style>
    <style:style style:name="T52" style:family="text">
      <style:text-properties fo:language="sk" fo:country="SK" fo:font-style="normal" style:text-underline-style="none" officeooo:rsid="00251123" style:font-style-asian="normal" style:font-style-complex="normal"/>
    </style:style>
    <style:style style:name="T53" style:family="text">
      <style:text-properties fo:language="sk" fo:country="SK" fo:font-style="normal" style:text-underline-style="none" officeooo:rsid="002fe978" style:font-style-asian="normal" style:font-style-complex="normal"/>
    </style:style>
    <style:style style:name="T54" style:family="text">
      <style:text-properties fo:language="sk" fo:country="SK" fo:font-style="normal" style:text-underline-style="none" officeooo:rsid="003011de" style:font-style-asian="normal" style:font-style-complex="normal"/>
    </style:style>
    <style:style style:name="T55" style:family="text">
      <style:text-properties fo:language="sk" fo:country="SK" fo:font-style="normal" style:text-underline-style="none" officeooo:rsid="0031ec14" style:font-style-asian="normal" style:font-style-complex="normal"/>
    </style:style>
    <style:style style:name="T56" style:family="text">
      <style:text-properties fo:language="sk" fo:country="SK" fo:font-style="normal" style:text-underline-style="none" officeooo:rsid="003214aa" style:font-style-asian="normal" style:font-style-complex="normal"/>
    </style:style>
    <style:style style:name="T57" style:family="text">
      <style:text-properties fo:language="sk" fo:country="SK" fo:font-style="normal" style:text-underline-style="none" officeooo:rsid="00347a51" style:font-style-asian="normal" style:font-style-complex="normal"/>
    </style:style>
    <style:style style:name="T58" style:family="text">
      <style:text-properties fo:language="sk" fo:country="SK" fo:font-style="normal" style:text-underline-style="none" officeooo:rsid="003495ec" style:font-style-asian="normal" style:font-style-complex="normal"/>
    </style:style>
    <style:style style:name="T59" style:family="text">
      <style:text-properties fo:language="sk" fo:country="SK" fo:font-style="normal" style:text-underline-style="none" officeooo:rsid="0034af85" style:font-style-asian="normal" style:font-style-complex="normal"/>
    </style:style>
    <style:style style:name="T60" style:family="text">
      <style:text-properties fo:language="sk" fo:country="SK" fo:font-style="normal" style:text-underline-style="none" officeooo:rsid="003929a2" style:font-style-asian="normal" style:font-style-complex="normal"/>
    </style:style>
    <style:style style:name="T61" style:family="text">
      <style:text-properties fo:language="sk" fo:country="SK" fo:font-style="normal" style:text-underline-style="none" officeooo:rsid="0010770e" style:font-style-asian="normal" style:font-style-complex="normal"/>
    </style:style>
    <style:style style:name="T62" style:family="text">
      <style:text-properties fo:language="sk" fo:country="SK" fo:font-style="normal" style:text-underline-style="none" officeooo:rsid="003b0508" style:font-style-asian="normal" style:font-style-complex="normal"/>
    </style:style>
    <style:style style:name="T63" style:family="text">
      <style:text-properties fo:language="sk" fo:country="SK" fo:font-style="normal" style:text-underline-style="none" officeooo:rsid="003bf1e3" style:font-style-asian="normal" style:font-style-complex="normal"/>
    </style:style>
    <style:style style:name="T64" style:family="text">
      <style:text-properties fo:language="sk" fo:country="SK" fo:font-style="normal" style:text-underline-style="none" fo:font-weight="normal" style:font-style-asian="normal" style:font-weight-asian="normal" style:font-style-complex="normal" style:font-weight-complex="normal"/>
    </style:style>
    <style:style style:name="T65" style:family="text">
      <style:text-properties fo:language="sk" fo:country="SK" officeooo:rsid="000a4af8"/>
    </style:style>
    <style:style style:name="T66" style:family="text">
      <style:text-properties fo:language="sk" fo:country="SK" officeooo:rsid="000aaa83"/>
    </style:style>
    <style:style style:name="T67" style:family="text">
      <style:text-properties fo:language="sk" fo:country="SK" officeooo:rsid="0005c9f9"/>
    </style:style>
    <style:style style:name="T68" style:family="text">
      <style:text-properties fo:language="sk" fo:country="SK" officeooo:rsid="000e4bb3"/>
    </style:style>
    <style:style style:name="T69" style:family="text">
      <style:text-properties fo:language="sk" fo:country="SK" officeooo:rsid="0010770e"/>
    </style:style>
    <style:style style:name="T70" style:family="text">
      <style:text-properties fo:language="sk" fo:country="SK" officeooo:rsid="00114216"/>
    </style:style>
    <style:style style:name="T71" style:family="text">
      <style:text-properties fo:language="sk" fo:country="SK" officeooo:rsid="00132494"/>
    </style:style>
    <style:style style:name="T72" style:family="text">
      <style:text-properties fo:language="sk" fo:country="SK" officeooo:rsid="001e0602"/>
    </style:style>
    <style:style style:name="T73" style:family="text">
      <style:text-properties fo:language="sk" fo:country="SK" style:text-underline-style="solid" style:text-underline-width="auto" style:text-underline-color="font-color"/>
    </style:style>
    <style:style style:name="T74" style:family="text">
      <style:text-properties fo:language="sk" fo:country="SK" style:text-underline-style="solid" style:text-underline-width="auto" style:text-underline-color="font-color" officeooo:rsid="000e4bb3"/>
    </style:style>
    <style:style style:name="T75" style:family="text">
      <style:text-properties fo:language="sk" fo:country="SK" style:text-underline-style="solid" style:text-underline-width="auto" style:text-underline-color="font-color" officeooo:rsid="0008b33c"/>
    </style:style>
    <style:style style:name="T76" style:family="text">
      <style:text-properties fo:language="sk" fo:country="SK" style:text-underline-style="solid" style:text-underline-width="auto" style:text-underline-color="font-color" officeooo:rsid="000aaa83"/>
    </style:style>
    <style:style style:name="T77" style:family="text">
      <style:text-properties fo:language="sk" fo:country="SK" style:text-underline-style="solid" style:text-underline-width="auto" style:text-underline-color="font-color" officeooo:rsid="001e0602"/>
    </style:style>
    <style:style style:name="T78" style:family="text">
      <style:text-properties fo:language="sk" fo:country="SK" style:text-underline-style="solid" style:text-underline-width="auto" style:text-underline-color="font-color" officeooo:rsid="0034af85"/>
    </style:style>
    <style:style style:name="T79" style:family="text">
      <style:text-properties fo:language="sk" fo:country="SK" style:text-underline-style="none" officeooo:rsid="000e4bb3"/>
    </style:style>
    <style:style style:name="T80" style:family="text">
      <style:text-properties fo:language="sk" fo:country="SK" style:text-underline-style="none" officeooo:rsid="00114216"/>
    </style:style>
    <style:style style:name="T81" style:family="text">
      <style:text-properties fo:language="sk" fo:country="SK" style:text-underline-style="none" officeooo:rsid="00132494"/>
    </style:style>
    <style:style style:name="T82" style:family="text">
      <style:text-properties fo:language="sk" fo:country="SK" style:text-underline-style="none" officeooo:rsid="003d8b91"/>
    </style:style>
    <style:style style:name="T83" style:family="text">
      <style:text-properties fo:language="sk" fo:country="SK" style:text-underline-style="none" officeooo:rsid="00458f9d"/>
    </style:style>
    <style:style style:name="T84" style:family="text">
      <style:text-properties fo:language="sk" fo:country="SK" style:text-underline-style="none" officeooo:rsid="00474e14"/>
    </style:style>
    <style:style style:name="T85" style:family="text">
      <style:text-properties fo:language="en" fo:country="US" fo:font-style="normal" officeooo:rsid="0006b0d6" style:font-style-asian="normal" style:font-style-complex="normal"/>
    </style:style>
    <style:style style:name="T86" style:family="text">
      <style:text-properties fo:language="en" fo:country="US" fo:font-style="normal" officeooo:rsid="001499a2" style:font-style-asian="normal" style:font-style-complex="normal"/>
    </style:style>
    <style:style style:name="T87" style:family="text">
      <style:text-properties fo:language="en" fo:country="US" fo:font-style="normal" style:text-underline-style="none" officeooo:rsid="0048a50c" style:font-style-asian="normal" style:font-style-complex="normal"/>
    </style:style>
    <style:style style:name="T88" style:family="text">
      <style:text-properties style:text-position="super 58%" fo:language="sk" fo:country="SK" fo:font-style="normal" style:font-style-asian="normal" style:font-style-complex="normal"/>
    </style:style>
    <style:style style:name="T89" style:family="text">
      <style:text-properties style:text-position="super 58%" fo:language="sk" fo:country="SK" fo:font-style="normal" officeooo:rsid="0006c4d4" style:font-style-asian="normal" style:font-style-complex="normal"/>
    </style:style>
    <style:style style:name="T90" style:family="text">
      <style:text-properties style:text-position="0% 100%" fo:language="sk" fo:country="SK" fo:font-style="normal" style:font-style-asian="normal" style:font-style-complex="normal"/>
    </style:style>
    <style:style style:name="T91" style:family="text">
      <style:text-properties style:text-position="0% 100%" fo:language="sk" fo:country="SK" fo:font-style="normal" officeooo:rsid="0035e3a1" style:font-style-asian="normal" style:font-style-complex="normal"/>
    </style:style>
    <style:style style:name="T92" style:family="text">
      <style:text-properties style:text-position="0% 100%" fo:language="sk" fo:country="SK" fo:font-style="normal" style:text-underline-style="none" fo:font-weight="normal" officeooo:rsid="003d88ed" style:font-style-asian="normal" style:font-weight-asian="normal" style:font-style-complex="normal" style:font-weight-complex="normal"/>
    </style:style>
    <style:style style:name="T93" style:family="text">
      <style:text-properties style:text-position="0% 100%" fo:language="sk" fo:country="SK" fo:font-style="normal" style:text-underline-style="none" fo:font-weight="normal" officeooo:rsid="003d8b91" style:font-style-asian="normal" style:font-weight-asian="normal" style:font-style-complex="normal" style:font-weight-complex="normal"/>
    </style:style>
    <style:style style:name="T94" style:family="text">
      <style:text-properties style:text-position="0% 100%" fo:language="sk" fo:country="SK" fo:font-style="normal" style:text-underline-style="none" fo:font-weight="normal" officeooo:rsid="00401751" style:font-style-asian="normal" style:font-weight-asian="normal" style:font-style-complex="normal" style:font-weight-complex="normal"/>
    </style:style>
    <style:style style:name="T95" style:family="text">
      <style:text-properties style:text-position="0% 100%" fo:language="sk" fo:country="SK" fo:font-style="normal" style:text-underline-style="none" fo:font-weight="normal" officeooo:rsid="0040a817" style:font-style-asian="normal" style:font-weight-asian="normal" style:font-style-complex="normal" style:font-weight-complex="normal"/>
    </style:style>
    <style:style style:name="T96" style:family="text">
      <style:text-properties style:text-position="0% 100%" fo:language="sk" fo:country="SK" fo:font-style="normal" style:text-underline-style="none" fo:font-weight="normal" officeooo:rsid="00416a05" style:font-style-asian="normal" style:font-weight-asian="normal" style:font-style-complex="normal" style:font-weight-complex="normal"/>
    </style:style>
    <style:style style:name="T97" style:family="text">
      <style:text-properties style:text-position="0% 100%" fo:language="sk" fo:country="SK" fo:font-style="normal" style:text-underline-style="none" fo:font-weight="bold" officeooo:rsid="003d88ed" style:font-style-asian="normal" style:font-weight-asian="bold" style:font-style-complex="normal" style:font-weight-complex="bold"/>
    </style:style>
    <style:style style:name="T98" style:family="text">
      <style:text-properties style:text-position="0% 100%" fo:language="sk" fo:country="SK" fo:font-style="italic" style:text-underline-style="solid" style:text-underline-width="auto" style:text-underline-color="font-color" fo:font-weight="normal" officeooo:rsid="003d88ed" style:font-style-asian="italic" style:font-weight-asian="normal" style:font-style-complex="italic" style:font-weight-complex="normal"/>
    </style:style>
    <style:style style:name="T99" style:family="text">
      <style:text-properties style:text-line-through-style="none" style:text-line-through-type="none" fo:language="sk" fo:country="SK" style:text-underline-style="solid" style:text-underline-width="auto" style:text-underline-color="font-color" officeooo:rsid="000e4bb3"/>
    </style:style>
    <style:style style:name="T100" style:family="text">
      <style:text-properties style:text-line-through-style="none" style:text-line-through-type="none" fo:language="sk" fo:country="SK" style:text-underline-style="solid" style:text-underline-width="auto" style:text-underline-color="font-color" fo:font-weight="normal" officeooo:rsid="000e4bb3" style:font-weight-asian="normal" style:font-weight-complex="normal"/>
    </style:style>
    <style:style style:name="T101" style:family="text">
      <style:text-properties style:text-line-through-style="none" style:text-line-through-type="none" fo:language="sk" fo:country="SK" fo:font-style="normal" style:text-underline-style="none" officeooo:rsid="000e4bb3" style:font-style-asian="normal" style:font-style-complex="normal"/>
    </style:style>
    <style:style style:name="T102" style:family="text">
      <style:text-properties style:text-line-through-style="none" style:text-line-through-type="none" fo:language="sk" fo:country="SK" fo:font-style="normal" style:text-underline-style="none" officeooo:rsid="001f6aaf" style:font-style-asian="normal" style:font-style-complex="normal"/>
    </style:style>
    <style:style style:name="T103" style:family="text">
      <style:text-properties officeooo:rsid="002e51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Šifrovanie</text:p>
      <text:p text:style-name="P10"><text:span text:style-name="T10">N</text:span><text:span text:style-name="T9">ové funkcie používané v protokole</text:span></text:p>
      <text:list xml:id="list1299711383" text:style-name="L1">
        <text:list-item>
          <text:p text:style-name="P13"><text:span text:style-name="T2">Doplň správu: </text:span><text:span text:style-name="T12">A</text:span><text:span text:style-name="T89">n</text:span><text:span text:style-name="T12">→ A</text:span><text:span text:style-name="T89">40</text:span><text:span text:style-name="T12"> </text:span></text:p>
          <text:list>
            <text:list-header>
              <text:p text:style-name="P15"><text:span text:style-name="T9"><text:tab/></text:span><text:span text:style-name="T39">Doplní</text:span><text:span text:style-name="T9"> náhodnú správu </text:span><text:span text:style-name="T36">použitím funkcie </text:span><text:span text:style-name="T5">Náhodná správa</text:span><text:span text:style-name="T36"> </text:span><text:span text:style-name="T34">pred</text:span><text:span text:style-name="T9"> pôvodn</text:span><text:span text:style-name="T34">ú</text:span><text:span text:style-name="T9"> správ</text:span><text:span text:style-name="T34">u</text:span><text:span text:style-name="T9">, tak aby bola výsledná dĺžka 40 znakov.</text:span><text:span text:style-name="T13"> </text:span><text:span text:style-name="T32">Dĺžku 40 som zvolil podľa toho, že najdlhšia predpísaná správa je dlhá 26 znakov, teda vždy je treba doplniť viac ako 10 znakov. </text:span><text:span text:style-name="T35">Tieto znaky sú používané pri menení kľúča.</text:span></text:p>
            </text:list-header>
          </text:list>
        </text:list-item>
        <text:list-item>
          <text:p text:style-name="P16"><text:span text:style-name="T1">Prečítaj správu: <text:s/></text:span><text:span text:style-name="T9">A</text:span><text:span text:style-name="T88">40</text:span><text:span text:style-name="T90">→A</text:span><text:span text:style-name="T88">x</text:span></text:p>
          <text:list>
            <text:list-header>
              <text:p text:style-name="P17"><text:span text:style-name="T9"><text:tab/></text:span><text:span text:style-name="T39">Prečíta</text:span><text:span text:style-name="T9"> jednu z 5 zadaných správ zo 40 znakovej doplnenej správy, ak sa v správe žiadna predpísaná správa nenachádza, vráti prázdny reťazec znakov.</text:span></text:p>
            </text:list-header>
          </text:list>
        </text:list-item>
        <text:list-item>
          <text:p text:style-name="P19"><text:span text:style-name="T1">Prečítaj </text:span><text:span text:style-name="T66">doplnenú správu</text:span><text:span text:style-name="T1">: </text:span><text:span text:style-name="T12">A</text:span><text:span text:style-name="T89">40</text:span><text:span text:style-name="T12">→A</text:span><text:span text:style-name="T89">x</text:span></text:p>
          <text:list>
            <text:list-header>
              <text:p text:style-name="P18"><text:span text:style-name="T9"><text:tab/>Prečíta </text:span><text:span text:style-name="T14">zo správy časť ktorá bola dop</text:span><text:span text:style-name="T34">l</text:span><text:span text:style-name="T14">nená funkciou </text:span><text:span text:style-name="T65">Doplň správu</text:span><text:span text:style-name="T14">. </text:span><text:span text:style-name="T31">V</text:span><text:span text:style-name="T15"> protokole sa táto funckia spolieha na to, že správa nebude pozmenená nepriateľom.</text:span></text:p>
            </text:list-header>
          </text:list>
        </text:list-item>
      </text:list>
      <text:p text:style-name="P4"/>
      <text:p text:style-name="P9"><text:span text:style-name="T103">P</text:span>rotokol</text:p>
      <text:p text:style-name="P1"><text:span text:style-name="T47"><text:tab/>Na začiatku si vygenerujem dva kľúče pomocou funkcie </text:span><text:span text:style-name="T76">Náhodná zpráva</text:span><text:span text:style-name="T66">,</text:span><text:span text:style-name="T15"> <text:s/></text:span><text:span text:style-name="T85">s d</text:span><text:span text:style-name="T11">ĺžkou </text:span><text:span text:style-name="T19">2</text:span><text:span text:style-name="T11">0 znakov</text:span><text:span text:style-name="T67">. </text:span><text:span text:style-name="T10">Tieto kľúče budú pre nepriateľa neznáme, pretože si ich tučniaci vygenerujú ešte pred výpravou. </text:span><text:span text:style-name="T19">Zároveň sa dohodnú, že kľúč 3 bude upravovaný počas ich komunikácie, </text:span><text:span text:style-name="T20">aby neboli rovnaké správy zašifrované vždy rovnako</text:span><text:span text:style-name="T19">. Na začiatku bude jeho hodnota prázdny reťazec znakov.</text:span></text:p>
      <text:p text:style-name="P5"/>
      <text:p text:style-name="P6">Vzájomná výmena správ bude prebiehať v 4 krokoch.</text:p>
      <text:list xml:id="list561557286" text:style-name="L2">
        <text:list-item>
          <text:p text:style-name="P14"><text:span text:style-name="T9"><text:tab/></text:span><text:span text:style-name="T91">Skupina</text:span><text:span text:style-name="T9"> A </text:span><text:span text:style-name="T28">novú</text:span><text:span text:style-name="T9"> správu doplní funkciou </text:span><text:span text:style-name="T3">Doplň správu</text:span><text:span text:style-name="T1">.</text:span><text:span text:style-name="T16"> Následne doplnenú správu zašifruje funkciou</text:span><text:span text:style-name="T68"> </text:span><text:span text:style-name="T4">Zašifruj</text:span><text:span text:style-name="T16"> s kľúčom </text:span><text:span text:style-name="T6">kľúč</text:span><text:span text:style-name="T7">1.</text:span><text:span text:style-name="T6">kľúč</text:span><text:span text:style-name="T8">3</text:span><text:span text:style-name="T19">. </text:span><text:span text:style-name="T41">(</text:span><text:span text:style-name="T19">Bodku budem používať ako symbol pre spojenie reťazcov znakov</text:span><text:span text:style-name="T41">)</text:span></text:p>
        </text:list-item>
        <text:list-item>
          <text:p text:style-name="P20"><text:span text:style-name="T16"><text:tab/></text:span><text:span text:style-name="T40">Skupina</text:span><text:span text:style-name="T16"> B správu dešifruje funkciou</text:span><text:span text:style-name="T68"> </text:span><text:span text:style-name="T99">Dešifruj</text:span><text:span text:style-name="T16"> s kľúčom </text:span><text:span text:style-name="T80">kľúč</text:span><text:span text:style-name="T79">1.</text:span><text:span text:style-name="T80">kľúč</text:span><text:span text:style-name="T81">3</text:span><text:span text:style-name="T19"> </text:span><text:span text:style-name="T16">a prečíta pôvodnú správu funkciou</text:span><text:span text:style-name="T68"> </text:span><text:span text:style-name="T74">Prečítaj správu</text:span><text:span text:style-name="T68">.</text:span><text:span text:style-name="T16"> Následne vytvorí správu v tvare</text:span><text:span text:style-name="T68"> </text:span><text:span text:style-name="T82">POSLETE MI </text:span><text:span text:style-name="T84">1</text:span><text:span text:style-name="T16"> ak sa im podarilo správu prečítať, </text:span><text:span text:style-name="T46">v prípade že funkcia vrátila prázdny reťazec znakov vytvorí správu</text:span><text:span text:style-name="T16"> </text:span><text:span text:style-name="T82">POSLETE MI </text:span><text:span text:style-name="T84">2</text:span><text:span text:style-name="T50">, </text:span><text:span text:style-name="T51">čo znamená, že správa bola upravená</text:span><text:span text:style-name="T52"> nepriateľom</text:span><text:span text:style-name="T51">. </text:span><text:span text:style-name="T52">Správu </text:span><text:span text:style-name="T87">POSLETE MI 2</text:span><text:span text:style-name="T50"> </text:span><text:span text:style-name="T52">vytvorí aj v prípade, že správa zo základne A nedorazila.</text:span><text:span text:style-name="T16"> <text:s/>Túto správu doplní funkciou </text:span><text:span text:style-name="T74">Doplň správu</text:span><text:span text:style-name="T68">, </text:span><text:span text:style-name="T16">zašifruje funkciou </text:span><text:span text:style-name="T74">Zašifruj</text:span><text:span text:style-name="T68"> </text:span><text:span text:style-name="T16">s kľúčom </text:span><text:span text:style-name="T80">kľúč</text:span><text:span text:style-name="T81">2</text:span><text:span text:style-name="T79">.</text:span><text:span text:style-name="T80">kľúč</text:span><text:span text:style-name="T81">3</text:span><text:span text:style-name="T20"> </text:span><text:span text:style-name="T23">a odošle ju </text:span><text:span text:style-name="T41">skupine</text:span><text:span text:style-name="T23"> A</text:span><text:span text:style-name="T16">. </text:span><text:span text:style-name="T18">A</text:span><text:span text:style-name="T16">k by sme </text:span><text:span text:style-name="T17">tu</text:span><text:span text:style-name="T16"> </text:span><text:span text:style-name="T20">pužili</text:span><text:span text:style-name="T16"> kľúč 1, </text:span><text:span text:style-name="T20">namiesto kľúču 2</text:span><text:span text:style-name="T16"> tak by nepriateľ </text:span><text:span text:style-name="T17">mohol v</text:span><text:span text:style-name="T18">i</text:span><text:span text:style-name="T17">dieť podobnosť v správach, ak by boli prvá aj druhá správa rovnké</text:span><text:span text:style-name="T16"> </text:span><text:span text:style-name="T18">(napríklad </text:span><text:span text:style-name="T82">POSLETE MI </text:span><text:span text:style-name="T84">1</text:span><text:span text:style-name="T69"> </text:span><text:span text:style-name="T18">a </text:span><text:span text:style-name="T82">POSLETE MI </text:span><text:span text:style-name="T84">1</text:span><text:span text:style-name="T18">). </text:span><text:span text:style-name="T20">Teda by mohol zistiť obsah poslanej správy.</text:span></text:p>
          <text:p text:style-name="P21"><text:span text:style-name="T19"><text:tab/></text:span><text:span text:style-name="T22">Keďže</text:span><text:span text:style-name="T19"> správy z B do A nemôž</text:span><text:span text:style-name="T36">u</text:span><text:span text:style-name="T19"> byť pozmenené nepriateľom, je tu priestor na </text:span><text:span text:style-name="T20">zmenu</text:span><text:span text:style-name="T19"> kľúča </text:span><text:span text:style-name="T20">3</text:span><text:span text:style-name="T19">. </text:span><text:span text:style-name="T42">D</text:span><text:span text:style-name="T86">o </text:span><text:span text:style-name="T20">kľúč</text:span><text:span text:style-name="T86">u</text:span><text:span text:style-name="T20"> 3 bude </text:span><text:span text:style-name="T23">po odoslaní správy</text:span><text:span text:style-name="T20"> </text:span><text:span text:style-name="T86">pridan</text:span><text:span text:style-name="T21">ý reťazec znakov z funkcie </text:span><text:span text:style-name="T75">Prečítaj </text:span><text:span text:style-name="T76">doplnenú správu</text:span><text:span text:style-name="T15"> </text:span><text:span text:style-name="T22">z nezašifrovanej správy. </text:span><text:span text:style-name="T33">Ak bude kľúč 3 dlhší ako 20 znakov skráti sa na jeho posledných 20 znakov.</text:span></text:p>
          <text:p text:style-name="P21"><text:span text:style-name="T23"><text:tab/></text:span><text:span text:style-name="T24">Je</text:span><text:span text:style-name="T23"> dôležité tento krok spraviť až po zašifrovaní správy, pretože inak by </text:span><text:span text:style-name="T43">skupina</text:span><text:span text:style-name="T23"> A nedokázala </text:span><text:span text:style-name="T44">de</text:span><text:span text:style-name="T23">šifrovať túto správu správne, keďže </text:span><text:span text:style-name="T24">by správa bola zašifrovaná iným kľúčom ako má k dispozícii </text:span><text:span text:style-name="T40">skupina</text:span><text:span text:style-name="T24"> A.</text:span></text:p>
        </text:list-item>
        <text:list-item>
          <text:p text:style-name="P22"><text:span text:style-name="T9"><text:tab/></text:span><text:span text:style-name="T40">Skupina</text:span><text:span text:style-name="T9"> A dešifruje správu pomocou </text:span><text:span text:style-name="T29">funkciu </text:span><text:span text:style-name="T100">Dešifruj</text:span><text:span text:style-name="T101"> </text:span><text:span text:style-name="T102">s </text:span><text:span text:style-name="T48">kľúč</text:span><text:span text:style-name="T49">om</text:span><text:span text:style-name="T9"> </text:span><text:span text:style-name="T70">kľúč</text:span><text:span text:style-name="T71">2</text:span><text:span text:style-name="T68">.</text:span><text:span text:style-name="T70">kľúč</text:span><text:span text:style-name="T20">3</text:span><text:span text:style-name="T9"> a podľa jej obsahu zistí či predchádzajúca správa bola úspešne doručená. </text:span><text:span text:style-name="T25">Táto základňa si tým istým spôsobom po dešifrovaní zmení kľúč 3 pridaním reťazcu znakov z </text:span><text:span text:style-name="T21">funkcie </text:span><text:span text:style-name="T75">Prečítaj </text:span><text:span text:style-name="T76">doplnenú správu</text:span><text:span text:style-name="T15"> </text:span><text:span text:style-name="T22">z </text:span><text:span text:style-name="T25">de</text:span><text:span text:style-name="T22">šifrovanej správy. </text:span><text:span text:style-name="T33">Ak bude kľúč 3 dlhší ako 20 znakov skráti sa na jeho posledných 20 znakov. </text:span><text:span text:style-name="T45">Skupina</text:span><text:span text:style-name="T26"> pošle nezašifrovanú a neupravenú správu </text:span><text:span text:style-name="T82">POSLETE MI </text:span><text:span text:style-name="T84">1</text:span><text:span text:style-name="T26">. Táto správa slúži čisto na predanie „slova“ a nijak </text:span><text:span text:style-name="T27">by </text:span><text:span text:style-name="T26">nám neprekáža</text:span><text:span text:style-name="T27">lo</text:span><text:span text:style-name="T26">, </text:span><text:span text:style-name="T27">ak</text:span><text:span text:style-name="T26"> by ju nepriateľ upravil.</text:span></text:p>
        </text:list-item>
        <text:list-item>
          <text:p text:style-name="P23"><text:span text:style-name="T9"><text:tab/>Tento raz </text:span><text:span text:style-name="T40">skupina</text:span><text:span text:style-name="T9"> B nebude dešifrovať príchodziu správu, pretože je bezobsažná. </text:span><text:span text:style-name="T28">Vytvorí novú správu, doplní ju funkciou </text:span><text:span text:style-name="T77">Doplň správu</text:span><text:span text:style-name="T72">, </text:span><text:span text:style-name="T28">zašifruje ju funkciou </text:span><text:span text:style-name="T77">Zašifruj</text:span><text:span text:style-name="T72"> s kľúčom kľúč1.kľúč3 </text:span><text:span text:style-name="T28">a pošle. Následne kľúč 3 zmením podľa postupu ktorý som opisoval v </text:span><text:soft-page-break/><text:span text:style-name="T28">predchádzajúcich krokoch. </text:span><text:span text:style-name="T30">V najbližšom kroku túto správu spracuje základňa A, následne si upravý podľa tejto správy kľúč 3 </text:span><text:span text:style-name="T37">už spomenutým spôsobom </text:span><text:span text:style-name="T30">a výmena sa môže opakovať.</text:span></text:p>
        </text:list-item>
      </text:list>
      <text:p text:style-name="P7"/>
      <text:p text:style-name="P2"><text:span text:style-name="T30">Z</text:span><text:span text:style-name="T9">dvôvodnenie </text:span><text:span text:style-name="T38">bezpečnosti protokolu</text:span></text:p>
      <text:list xml:id="list2656487671" text:style-name="L3">
        <text:list-item>
          <text:p text:style-name="P24"><text:span text:style-name="T48"><text:tab/></text:span><text:span text:style-name="T56">Funkcia</text:span><text:span text:style-name="T48"> </text:span><text:span text:style-name="T73">Zašifruj</text:span><text:span text:style-name="T48"> šifruje správu na novú správu tej istej dĺžky, takže sa dá zistiť podľa dĺžky predpísaných správ, ktorá správa je posielaná. Môj protokol tomuto útoku zabraňuje dopĺňaním náhodných správ </text:span><text:span text:style-name="T59">funkciou </text:span><text:span text:style-name="T78">Doplň správu</text:span><text:span text:style-name="T59"> k</text:span><text:span text:style-name="T48">u správam, </text:span><text:span text:style-name="T53">tak aby mala každá správa konštantnú dĺžku 40 znakov.</text:span></text:p>
        </text:list-item>
        <text:list-item>
          <text:p text:style-name="P25"><text:span text:style-name="T48"><text:tab/></text:span><text:span text:style-name="T56">Ak</text:span><text:span text:style-name="T48"> by sa kľúč počas komunikácie nemenil, nepriateľ by mohol zistiť, ktoré správy majú význam a posielať ich opakovane. Tučniaci by potom nevedeli ktoré správy sú od druhej skupiny a ktoré od nepriateľa. Tomuto útoku sa bránim</text:span><text:span text:style-name="T57">e</text:span><text:span text:style-name="T48"> menením kľúča </text:span><text:span text:style-name="T54">každou správou zo skupiny B </text:span><text:span text:style-name="T58">do</text:span><text:span text:style-name="T54"> skupiny A </text:span><text:span text:style-name="T63">a dvoma kľúčmi</text:span><text:span text:style-name="T54">. </text:span><text:span text:style-name="T60">Nikdy teda nebudú poslané 2 správy </text:span><text:span text:style-name="T63">s obsahom</text:span><text:span text:style-name="T60"> zašifrované tým istým kľúčom. </text:span><text:span text:style-name="T55">Keďže nepriateľ nepozná pôvodný kľúč, nikdy správu správne nedešifruje, čo znamená že nikdy nebude poznať ani </text:span><text:span text:style-name="T59">meniaci sa kľúč.</text:span></text:p>
        </text:list-item>
        <text:list-item>
          <text:p text:style-name="P26"><text:span text:style-name="T48"><text:tab/>Ak nepriateľ zmení správu idúcu z A do B, skupina A sa vždy dozvie, že správa </text:span><text:span text:style-name="T62">nebola úspešne doručená pomocou správy </text:span><text:span text:style-name="T83">POSLETE MI 1</text:span><text:span text:style-name="T61">.</text:span></text:p>
        </text:list-item>
      </text:list>
      <text:p text:style-name="P8"/>
      <text:p text:style-name="P3"><text:span text:style-name="T61">Ú</text:span><text:span text:style-name="T48">tok na ukážkový protokol</text:span></text:p>
      <text:p text:style-name="P11"><text:span text:style-name="T97"><text:tab/></text:span><text:span text:style-name="T92">Keďže funkcia </text:span><text:span text:style-name="T98">Zašifruj</text:span><text:span text:style-name="T92"> vráti správu s rovnakou dĺžkou ako pôvodná správa, je jednoduché zistiť o aký typ správy ide. </text:span><text:span text:style-name="T93">Napríklad s</text:span><text:span text:style-name="T92">práva </text:span><text:span text:style-name="T64">VYCKEJTE </text:span><text:span text:style-name="T92">je jediná správa s dĺžkou 8 </text:span><text:span text:style-name="T93">a POKRACUJEM je jediná správa s dĺžkou 10 (lebo POSLETE MI n musí obsahovať argument). Napríklad ak by tučniaci poslali správu s dĺžkou </text:span><text:span text:style-name="T94">10</text:span><text:span text:style-name="T93">, vedeli by sme, že ide o POKRACUJEM a zapamätali by sme si zašifrovanú správu. Potom keď by chcela skupina odoslať správu VYCKEJTE (čo by sme videli ako </text:span><text:span text:style-name="T94">8</text:span><text:span text:style-name="T93"> znakovú správu), zmenili by sme správu na </text:span><text:span text:style-name="T94">10</text:span><text:span text:style-name="T93"> znakovú správu, ktorú sme si zapamätali </text:span><text:span text:style-name="T96">(teda POKRACUJEM)</text:span><text:span text:style-name="T93">. </text:span><text:span text:style-name="T94">To by samozrejme viedlo k nebezpečnej akcii výpravnej skupiny. </text:span><text:span text:style-name="T95">Takto by sme mohli kedykoľvek spraviť opak toho, čo mali tučniaci v plán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20:42:03.722000000</meta:creation-date>
    <dc:date>2022-02-27T15:13:54.495000000</dc:date>
    <meta:editing-duration>PT5H30M55S</meta:editing-duration>
    <meta:editing-cycles>46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23" meta:word-count="840" meta:character-count="5198" meta:non-whitespace-character-count="4378"/>
  </office:meta>
</office:document-meta>
</file>